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031" officeooo:paragraph-rsid="0008a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one =100</text:p>
      <text:p text:style-name="P1"/>
      <text:p text:style-name="P1"/>
      <text:p text:style-name="P1">main one = 10 <text:s/>two =20</text:p>
      <text:p text:style-name="P1">[ <text:s text:c="17"/>]</text:p>
      <text:p text:style-name="P1"/>
      <text:p text:style-name="P1">temp=10</text:p>
      <text:p text:style-name="P1">10=20</text:p>
      <text:p text:style-name="P1">one=20</text:p>
      <text:p text:style-name="P1">two=temp </text:p>
      <text:p text:style-name="P1">two = 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17:37:48.647232496</meta:creation-date>
    <dc:date>2023-10-24T17:41:49.872780517</dc:date>
    <meta:editing-duration>PT4M1S</meta:editing-duration>
    <meta:editing-cycles>1</meta:editing-cycles>
    <meta:document-statistic meta:table-count="0" meta:image-count="0" meta:object-count="0" meta:page-count="1" meta:paragraph-count="8" meta:word-count="18" meta:character-count="90" meta:non-whitespace-character-count="61"/>
    <meta:generator>LibreOffice/6.4.7.2$Linux_X86_64 LibreOffice_project/40$Build-2</meta:generator>
  </office:meta>
</office:document-meta>
</file>